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able_20_Contents">
      <style:text-properties style:font-name="Times New Roman Special G1" fo:font-size="12pt" fo:font-weight="bold" officeooo:rsid="00168f16" officeooo:paragraph-rsid="00168f16" style:font-size-asian="12pt" style:font-weight-asian="bold" style:font-size-complex="1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d2b30"/>
    </style:style>
    <style:style style:name="P9" style:family="paragraph" style:parent-style-name="Text_20_body" style:list-style-name="L1">
      <style:text-properties officeooo:paragraph-rsid="000e74c3"/>
    </style:style>
    <style:style style:name="P10" style:family="paragraph" style:parent-style-name="Text_20_body" style:list-style-name="L1">
      <style:text-properties officeooo:rsid="0007814d" officeooo:paragraph-rsid="000e74c3"/>
    </style:style>
    <style:style style:name="P11" style:family="paragraph" style:parent-style-name="Text_20_body" style:list-style-name="L1">
      <style:text-properties officeooo:rsid="00168f16" officeooo:paragraph-rsid="00168f16"/>
    </style:style>
    <style:style style:name="P12" style:family="paragraph" style:parent-style-name="Text_20_body" style:list-style-name="L1">
      <style:text-properties officeooo:rsid="00156b67" officeooo:paragraph-rsid="00156b67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officeooo:rsid="0007814d"/>
    </style:style>
    <style:style style:name="T3" style:family="text">
      <style:text-properties officeooo:rsid="000afc5c"/>
    </style:style>
    <style:style style:name="T4" style:family="text">
      <style:text-properties style:text-underline-style="none" officeooo:rsid="0007814d"/>
    </style:style>
    <style:style style:name="T5" style:family="text">
      <style:text-properties officeooo:rsid="000d2b30"/>
    </style:style>
    <style:style style:name="T6" style:family="text">
      <style:text-properties officeooo:rsid="00145115"/>
    </style:style>
    <style:style style:name="T7" style:family="text">
      <style:text-properties officeooo:rsid="00156b67"/>
    </style:style>
    <style:style style:name="T8" style:family="text">
      <style:text-properties officeooo:rsid="00168f16"/>
    </style:style>
    <style:style style:name="T9" style:family="text">
      <style:text-properties officeooo:rsid="001842c3"/>
    </style:style>
    <style:style style:name="T10" style:family="text">
      <style:text-properties officeooo:rsid="00185e5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Modifica dati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6">Federica</text:span><text:span text:style-name="T3"> - </text:span><text:span text:style-name="T1">impiegata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402778" text:style-name="L1">
              <text:list-item>
                <text:p text:style-name="P7"><text:span text:style-name="T6">Federica</text:span><text:span text:style-name="T5"> s</text:span>i connette alla rete.</text:p>
              </text:list-item>
              <text:list-item>
                <text:p text:style-name="P7"><text:span text:style-name="T2">Accede al sito </text:span><text:span text:style-name="T4">dell'asilo Mazzetti.</text:span></text:p>
              </text:list-item>
              <text:list-item>
                <text:p text:style-name="P8"><text:span text:style-name="T6">Federica</text:span><text:span text:style-name="T2"> inserisce </text:span><text:span text:style-name="T5">username e password per la sua autenticazione</text:span></text:p>
              </text:list-item>
              <text:list-item>
                <text:p text:style-name="P10">Il sistema mostra una schermata con tutte le possibili operazioni</text:p>
              </text:list-item>
              <text:list-item>
                <text:p text:style-name="P9"><text:span text:style-name="T6">Federica</text:span><text:span text:style-name="T2"> </text:span><text:span text:style-name="T6">sceglie l'area del sito riguardante la gestione dei tirocinanti e </text:span><text:span text:style-name="T2">clicca su “</text:span><text:span text:style-name="T8">Modifica</text:span><text:span text:style-name="T7"> </text:span><text:span text:style-name="T8">dati</text:span><text:span text:style-name="T7"> tirocinante</text:span><text:span text:style-name="T2">”</text:span></text:p>
              </text:list-item>
              <text:list-item>
                <text:p text:style-name="P11">Il sistema mostra l'elenco dei tirocinanti associati all'asilo e selezion<text:span text:style-name="T9">a</text:span> la tirocinante “Angela D'Oria”</text:p>
              </text:list-item>
              <text:list-item>
                <text:p text:style-name="P12">Federica <text:span text:style-name="T8">modifica alcuni dati della tirocinante </text:span><text:span text:style-name="T10">selezionata</text:span><text:span text:style-name="T8"> e sottomette al sistema</text:span></text:p>
              </text:list-item>
              <text:list-item>
                <text:p text:style-name="P12">Il sistema <text:span text:style-name="T8">modifica i dati</text:span> e <text:span text:style-name="T8">visualizza i dati aggiornati della tirocinante.</text:span></text:p>
              </text:list-item>
              <text:list-item>
                <text:p text:style-name="P7"><text:span text:style-name="T6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26:40.15</dc:date>
    <meta:editing-duration>PT4H32M56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11" meta:character-count="736" meta:non-whitespace-character-count="647"/>
  </office:meta>
</office:document-meta>
</file>